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2cm" svg:stroke-color="#cfe7f5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cfe7f5" draw:marker-start="Arrowheads_20_1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cfe7f5" draw:marker-start="Arrowheads_20_1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cfe7f5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cfe7f5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2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1.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3333" fo:font-size="18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fo:color="#ff3366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259cm" svg:height="5.613cm" draw:transform="rotate (1.57847577550367) translate (2.612cm 14.4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8.364cm" svg:height="5.611cm" draw:transform="rotate (-1.57795217672807) translate (24.77cm 6.179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1" draw:layer="layout" svg:width="4.486cm" svg:height="1.673cm" svg:x="3.314cm" svg:y="9.527cm">
          <draw:text-box>
            <text:p text:style-name="P1">Compressor / </text:p>
            <text:p text:style-name="P1">Pump</text:p>
          </draw:text-box>
        </draw:frame>
        <draw:frame draw:style-name="gr4" draw:text-style-name="P1" draw:layer="layout" svg:width="2.623cm" svg:height="0.962cm" svg:x="20.9cm" svg:y="9.8cm">
          <draw:text-box>
            <text:p>Turbine</text:p>
          </draw:text-box>
        </draw:frame>
        <draw:custom-shape draw:style-name="gr1" draw:text-style-name="P1" draw:layer="layout" svg:width="5.1cm" svg:height="2.8cm" svg:x="10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597cm" svg:height="0.962cm" svg:x="11.1cm" svg:y="16.9cm">
          <draw:text-box>
            <text:p>Condenser</text:p>
          </draw:text-box>
        </draw:frame>
        <draw:line draw:style-name="gr5" draw:text-style-name="P1" draw:layer="layout" svg:x1="5.8cm" svg:y1="7.8cm" svg:x2="5.8cm" svg:y2="5.8cm">
          <text:p/>
        </draw:line>
        <draw:line draw:style-name="gr6" draw:text-style-name="P1" draw:layer="layout" svg:x1="10.399cm" svg:y1="5.8cm" svg:x2="5.801cm" svg:y2="5.8cm">
          <text:p/>
        </draw:line>
        <draw:line draw:style-name="gr7" draw:text-style-name="P1" draw:layer="layout" svg:x1="20.2cm" svg:y1="8cm" svg:x2="20.2cm" svg:y2="5.8cm">
          <text:p/>
        </draw:line>
        <draw:line draw:style-name="gr5" draw:text-style-name="P1" draw:layer="layout" svg:x1="24cm" svg:y1="17.4cm" svg:x2="24cm" svg:y2="14.2cm">
          <text:p/>
        </draw:line>
        <draw:line draw:style-name="gr8" draw:text-style-name="P1" draw:layer="layout" svg:x1="24cm" svg:y1="17.4cm" svg:x2="15.598cm" svg:y2="17.398cm">
          <text:p/>
        </draw:line>
        <draw:line draw:style-name="gr9" draw:text-style-name="P1" draw:layer="layout" svg:x1="3.399cm" svg:y1="17.4cm" svg:x2="3.399cm" svg:y2="14.099cm">
          <text:p/>
        </draw:line>
        <draw:line draw:style-name="gr5" draw:text-style-name="P1" draw:layer="layout" svg:x1="10.4cm" svg:y1="17.4cm" svg:x2="3.4cm" svg:y2="17.4cm">
          <text:p/>
        </draw:line>
        <draw:custom-shape draw:style-name="gr10" draw:text-style-name="P1" draw:layer="layout" svg:width="1.629cm" svg:height="2.2cm" svg:x="24.77cm" svg:y="9.199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layer="layout" svg:width="2.352cm" svg:height="1.171cm" svg:x="13.1cm" svg:y="2.4cm">
          <draw:text-box>
            <text:p>Q<text:span text:style-name="T1">in</text:span><text:span text:style-name="T2">=</text:span><text:span text:style-name="T3">Q</text:span><text:span text:style-name="T1">1</text:span></text:p>
          </draw:text-box>
        </draw:frame>
        <draw:frame draw:style-name="gr4" draw:layer="layout" svg:width="2.576cm" svg:height="1.171cm" svg:x="13.536cm" svg:y="19.429cm">
          <draw:text-box>
            <text:p>Q<text:span text:style-name="T1">out</text:span><text:span text:style-name="T2">=Q</text:span><text:span text:style-name="T1">2</text:span></text:p>
          </draw:text-box>
        </draw:frame>
        <draw:custom-shape draw:style-name="gr1" draw:text-style-name="P1" draw:layer="layout" svg:width="0.6cm" svg:height="1.6cm" svg:x="12.6cm" svg:y="2.8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cm" svg:height="1.401cm" svg:x="12.7cm" svg:y="18.79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3cm" svg:height="1.171cm" svg:x="24.77cm" svg:y="11.5cm">
          <draw:text-box>
            <text:p><text:span text:style-name="T2">W</text:span><text:span text:style-name="T1">out</text:span><text:span text:style-name="T2">=W</text:span><text:span text:style-name="T1">T</text:span></text:p>
          </draw:text-box>
        </draw:frame>
        <draw:frame draw:style-name="gr12" draw:text-style-name="P2" draw:layer="layout" svg:width="5.436cm" svg:height="1.138cm" svg:x="10.95cm" svg:y="0.45cm">
          <draw:text-box>
            <text:p><text:span text:style-name="T4">Rankine Cycle</text:span></text:p>
          </draw:text-box>
        </draw:frame>
        <draw:custom-shape draw:style-name="gr1" draw:text-style-name="P1" draw:layer="layout" svg:width="5.1cm" svg:height="2.8cm" svg:x="10.399cm" svg:y="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2.119cm" svg:height="0.962cm" svg:x="12cm" svg:y="5.301cm">
          <draw:text-box>
            <text:p>Boiler</text:p>
          </draw:text-box>
        </draw:frame>
        <draw:line draw:style-name="gr5" draw:text-style-name="P1" draw:layer="layout" svg:x1="20.2cm" svg:y1="5.8cm" svg:x2="15.499cm" svg:y2="5.8cm">
          <text:p/>
        </draw:line>
        <draw:custom-shape draw:style-name="gr10" draw:text-style-name="P1" draw:layer="layout" svg:width="1.629cm" svg:height="2.2cm" svg:x="0.971cm" svg:y="9.2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1" draw:layer="layout" svg:width="2.8cm" svg:height="1.171cm" svg:x="0cm" svg:y="11.5cm">
          <draw:text-box>
            <text:p>W<text:span text:style-name="T1">in</text:span><text:span text:style-name="T2">=W</text:span><text:span text:style-name="T1">p</text:span></text:p>
          </draw:text-box>
        </draw:frame>
        <draw:frame draw:style-name="gr13" draw:text-style-name="P3" draw:layer="layout" svg:width="1cm" svg:height="1.2cm" svg:x="15.8cm" svg:y="4.5cm">
          <draw:text-box>
            <text:p><text:span text:style-name="T5">3</text:span></text:p>
          </draw:text-box>
        </draw:frame>
        <draw:frame draw:style-name="gr14" draw:text-style-name="P3" draw:layer="layout" svg:width="1cm" svg:height="1.002cm" svg:x="4.4cm" svg:y="5.4cm">
          <draw:text-box>
            <text:p><text:span text:style-name="T5">2</text:span></text:p>
          </draw:text-box>
        </draw:frame>
        <draw:frame draw:style-name="gr13" draw:text-style-name="P3" draw:layer="layout" svg:width="1cm" svg:height="1.2cm" svg:x="24.2cm" svg:y="15cm">
          <draw:text-box>
            <text:p><text:span text:style-name="T5">4</text:span></text:p>
          </draw:text-box>
        </draw:frame>
        <draw:frame draw:style-name="gr13" draw:text-style-name="P3" draw:layer="layout" svg:width="1cm" svg:height="1.2cm" svg:x="8.8cm" svg:y="17.7cm">
          <draw:text-box>
            <text:p><text:span text:style-name="T5">1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3-01-24T16:43:27</dc:date>
    <dc:creator>Jefferson Gomes</dc:creator>
    <meta:editing-duration>PT41M14S</meta:editing-duration>
    <meta:editing-cycles>6</meta:editing-cycles>
    <meta:generator>LibreOffice/3.5$Linux_X86_64 LibreOffice_project/350m1$Build-2</meta:generator>
    <meta:document-statistic meta:object-count="52"/>
  </office:meta>
</office:document-meta>
</file>